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Mono" svg:font-family="'Noto Sans Mono'" style:font-adornments="Bold" style:font-family-generic="swiss" style:font-pitch="fixed"/>
    <style:font-face style:name="arial" svg:font-family="arial" style:font-family-generic="swiss"/>
  </office:font-face-decls>
  <office:automatic-styles>
    <style:style style:name="P1" style:family="paragraph" style:parent-style-name="Standard">
      <style:paragraph-properties fo:text-align="justify" style:justify-single-word="false"/>
      <style:text-properties style:font-name="Noto Sans Mono" fo:font-size="16pt" fo:font-weight="normal" officeooo:rsid="00128e5b" officeooo:paragraph-rsid="00128e5b" style:font-size-asian="16pt" style:font-weight-asian="normal" style:font-size-complex="16pt" style:font-weight-complex="normal"/>
    </style:style>
    <style:style style:name="P2" style:family="paragraph" style:parent-style-name="Standard">
      <style:paragraph-properties fo:text-align="justify" style:justify-single-word="false"/>
      <style:text-properties style:font-name="Noto Sans Mono" fo:font-size="16pt" fo:font-weight="normal" officeooo:rsid="000fa130" officeooo:paragraph-rsid="000fa130" style:font-size-asian="16pt" style:font-weight-asian="normal" style:font-size-complex="16pt" style:font-weight-complex="normal"/>
    </style:style>
    <style:style style:name="P3" style:family="paragraph" style:parent-style-name="Standard">
      <style:paragraph-properties fo:text-align="justify" style:justify-single-word="false"/>
      <style:text-properties style:font-name="Noto Sans Mono" fo:font-size="16pt" fo:font-weight="normal" officeooo:rsid="000f2d67" officeooo:paragraph-rsid="000f2d67" style:font-size-asian="16pt" style:font-weight-asian="normal" style:font-size-complex="16pt" style:font-weight-complex="normal"/>
    </style:style>
    <style:style style:name="P4" style:family="paragraph" style:parent-style-name="Standard">
      <style:paragraph-properties fo:text-align="justify" style:justify-single-word="false"/>
      <style:text-properties style:font-name="Noto Sans Mono" fo:font-size="16pt" fo:font-weight="normal" officeooo:rsid="000ebb30" officeooo:paragraph-rsid="000ebb30" style:font-size-asian="16pt" style:font-weight-asian="normal" style:font-size-complex="16pt" style:font-weight-complex="normal"/>
    </style:style>
    <style:style style:name="P5" style:family="paragraph" style:parent-style-name="Standard">
      <style:paragraph-properties fo:text-align="justify" style:justify-single-word="false"/>
      <style:text-properties style:font-name="Noto Sans Mono" fo:font-size="16pt" fo:font-weight="normal" officeooo:rsid="000dab66" officeooo:paragraph-rsid="000dab66" style:font-size-asian="16pt" style:font-weight-asian="normal" style:font-size-complex="16pt" style:font-weight-complex="normal"/>
    </style:style>
    <style:style style:name="P6" style:family="paragraph" style:parent-style-name="Standard">
      <style:paragraph-properties fo:text-align="justify" style:justify-single-word="false"/>
      <style:text-properties style:font-name="Noto Sans Mono" fo:font-size="16pt" fo:font-weight="normal" officeooo:rsid="000dab66" officeooo:paragraph-rsid="001990f3" style:font-size-asian="16pt" style:font-weight-asian="normal" style:font-size-complex="16pt" style:font-weight-complex="normal"/>
    </style:style>
    <style:style style:name="P7" style:family="paragraph" style:parent-style-name="Standard">
      <style:paragraph-properties fo:text-align="start" style:justify-single-word="false"/>
      <style:text-properties style:font-name="Noto Sans Mono" fo:font-size="16pt" fo:font-weight="normal" officeooo:rsid="000dab66" officeooo:paragraph-rsid="000dab66" style:font-size-asian="16pt" style:font-weight-asian="normal" style:font-size-complex="16pt" style:font-weight-complex="normal"/>
    </style:style>
    <style:style style:name="P8" style:family="paragraph" style:parent-style-name="Standard">
      <style:paragraph-properties fo:text-align="center" style:justify-single-word="false"/>
      <style:text-properties style:font-name="Noto Sans Mono" fo:font-size="16pt" fo:font-weight="normal" officeooo:rsid="000dab66" officeooo:paragraph-rsid="000dab66" style:font-size-asian="16pt" style:font-weight-asian="normal" style:font-size-complex="16pt" style:font-weight-complex="normal"/>
    </style:style>
    <style:style style:name="P9" style:family="paragraph" style:parent-style-name="Standard">
      <style:text-properties style:font-name="Noto Sans Mono" fo:font-size="16pt" fo:font-weight="normal" officeooo:rsid="000be93e" officeooo:paragraph-rsid="000be93e" style:font-size-asian="16pt" style:font-weight-asian="normal" style:font-size-complex="16pt" style:font-weight-complex="normal"/>
    </style:style>
    <style:style style:name="P10" style:family="paragraph" style:parent-style-name="Standard">
      <style:text-properties style:font-name="Noto Sans Mono" fo:font-size="16pt" fo:font-weight="normal" officeooo:rsid="00086b53" officeooo:paragraph-rsid="00086b53" style:font-size-asian="16pt" style:font-weight-asian="normal" style:font-size-complex="16pt" style:font-weight-complex="normal"/>
    </style:style>
    <style:style style:name="P11" style:family="paragraph" style:parent-style-name="Standard">
      <style:paragraph-properties fo:text-align="justify" style:justify-single-word="false"/>
      <style:text-properties style:font-name="Noto Sans Mono" fo:font-size="16pt" fo:font-weight="normal" officeooo:rsid="00086b53" officeooo:paragraph-rsid="00086b53" style:font-size-asian="16pt" style:font-weight-asian="normal" style:font-size-complex="16pt" style:font-weight-complex="normal"/>
    </style:style>
    <style:style style:name="P12" style:family="paragraph" style:parent-style-name="Standard">
      <style:paragraph-properties fo:text-align="justify" style:justify-single-word="false"/>
      <style:text-properties style:font-name="Noto Sans Mono" fo:font-size="16pt" fo:font-weight="normal" style:font-size-asian="16pt" style:font-weight-asian="normal" style:font-size-complex="16pt" style:font-weight-complex="normal"/>
    </style:style>
    <style:style style:name="P13" style:family="paragraph" style:parent-style-name="Standard">
      <style:paragraph-properties fo:text-align="justify" style:justify-single-word="false"/>
      <style:text-properties style:font-name="Noto Sans Mono" fo:font-size="16pt" fo:font-weight="normal" officeooo:rsid="000a6795" officeooo:paragraph-rsid="000a6795" style:font-size-asian="16pt" style:font-weight-asian="normal" style:font-size-complex="16pt" style:font-weight-complex="normal"/>
    </style:style>
    <style:style style:name="P14" style:family="paragraph" style:parent-style-name="Standard">
      <style:text-properties style:font-name="Noto Sans Mono" fo:font-size="16pt" fo:font-weight="normal" style:font-size-asian="16pt" style:font-weight-asian="normal" style:font-size-complex="16pt" style:font-weight-complex="normal"/>
    </style:style>
    <style:style style:name="P15" style:family="paragraph" style:parent-style-name="Standard">
      <style:paragraph-properties fo:text-align="center" style:justify-single-word="false"/>
      <style:text-properties style:font-name="Noto Sans Mono" fo:font-size="16pt" fo:font-weight="normal" officeooo:rsid="001990f3" officeooo:paragraph-rsid="000dab66" style:font-size-asian="16pt" style:font-weight-asian="normal" style:font-size-complex="16pt" style:font-weight-complex="normal"/>
    </style:style>
    <style:style style:name="P16" style:family="paragraph" style:parent-style-name="Standard">
      <style:paragraph-properties fo:text-align="center" style:justify-single-word="false"/>
      <style:text-properties style:font-name="Noto Sans Mono" fo:font-size="16pt" style:text-underline-style="solid" style:text-underline-width="auto" style:text-underline-color="font-color" fo:font-weight="normal" officeooo:rsid="000dab66" officeooo:paragraph-rsid="000dab66" style:font-size-asian="16pt" style:font-weight-asian="normal" style:font-size-complex="16pt" style:font-weight-complex="normal"/>
    </style:style>
    <style:style style:name="P17" style:family="paragraph" style:parent-style-name="Standard">
      <style:paragraph-properties fo:text-align="center" style:justify-single-word="false"/>
      <style:text-properties style:font-name="Noto Sans Mono" fo:font-size="16pt" style:text-underline-style="solid" style:text-underline-width="auto" style:text-underline-color="font-color" fo:font-weight="normal" officeooo:rsid="000dab66" officeooo:paragraph-rsid="000be93e" style:font-size-asian="16pt" style:font-weight-asian="normal" style:font-size-complex="16pt" style:font-weight-complex="normal"/>
    </style:style>
    <style:style style:name="P18" style:family="paragraph" style:parent-style-name="Standard">
      <style:paragraph-properties fo:text-align="justify" style:justify-single-word="false"/>
      <style:text-properties fo:font-size="16pt" fo:font-weight="normal" officeooo:paragraph-rsid="000be93e" style:font-size-asian="16pt" style:font-weight-asian="normal" style:font-size-complex="16pt" style:font-weight-complex="normal"/>
    </style:style>
    <style:style style:name="P19" style:family="paragraph" style:parent-style-name="Standard">
      <style:paragraph-properties fo:text-align="justify" style:justify-single-word="false"/>
      <style:text-properties fo:font-size="16pt" fo:font-weight="normal" officeooo:paragraph-rsid="000a6795" style:font-size-asian="16pt" style:font-weight-asian="normal" style:font-size-complex="16pt" style:font-weight-complex="normal"/>
    </style:style>
    <style:style style:name="T1" style:family="text">
      <style:text-properties officeooo:rsid="00086b53"/>
    </style:style>
    <style:style style:name="T2" style:family="text">
      <style:text-properties officeooo:rsid="000a6795"/>
    </style:style>
    <style:style style:name="T3" style:family="text">
      <style:text-properties fo:color="#000000" loext:opacity="100%" style:font-name="Noto Sans Mono" fo:letter-spacing="normal" fo:font-style="italic" officeooo:rsid="000a6795" style:font-style-asian="italic" style:font-style-complex="italic"/>
    </style:style>
    <style:style style:name="T4" style:family="text">
      <style:text-properties fo:color="#000000" loext:opacity="100%" style:font-name="Noto Sans Mono" fo:letter-spacing="normal" fo:font-style="normal" officeooo:rsid="000a6795" style:font-style-asian="normal" style:font-style-complex="normal"/>
    </style:style>
    <style:style style:name="T5" style:family="text">
      <style:text-properties style:font-name="Noto Sans Mono" officeooo:rsid="00086b53"/>
    </style:style>
    <style:style style:name="T6" style:family="text">
      <style:text-properties style:font-name="Noto Sans Mono" officeooo:rsid="000a6795"/>
    </style:style>
    <style:style style:name="T7" style:family="text">
      <style:text-properties style:font-name="Noto Sans Mono" fo:font-style="italic" officeooo:rsid="000a6795" style:font-style-asian="italic" style:font-style-complex="italic"/>
    </style:style>
    <style:style style:name="T8" style:family="text">
      <style:text-properties style:font-name="Noto Sans Mono" officeooo:rsid="000be93e"/>
    </style:style>
    <style:style style:name="T9" style:family="text">
      <style:text-properties officeooo:rsid="000be93e"/>
    </style:style>
    <style:style style:name="T10" style:family="text">
      <style:text-properties fo:font-style="normal" style:font-style-asian="normal" style:font-style-complex="normal"/>
    </style:style>
    <style:style style:name="T11" style:family="text">
      <style:text-properties officeooo:rsid="000f2d67"/>
    </style:style>
    <style:style style:name="T12" style:family="text">
      <style:text-properties officeooo:rsid="000fa130"/>
    </style:style>
    <style:style style:name="T13" style:family="text">
      <style:text-properties officeooo:rsid="00162e61"/>
    </style:style>
    <style:style style:name="T14" style:family="text">
      <style:text-properties officeooo:rsid="001990f3"/>
    </style:style>
    <style:style style:name="T15" style:family="text">
      <style:text-properties style:text-underline-style="solid" style:text-underline-type="double"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Biographie.</text:p>
      <text:p text:style-name="P14"/>
      <text:p text:style-name="P12">Florian Zeller est un écrivain et dramaturge français né le 28 juin 1979 à Paris. Il est devenu l'une des figures les plus influentes du théâtre contemporain et de la littérature française et même considéré par certain comme l’auteur de théâtre le plus passionnant de not<text:span text:style-name="T1">r</text:span>e époque.</text:p>
      <text:p text:style-name="P12">Ses œuvres explorent souvent des thèmes liés à la mémoire, à l'identité, la réalité <text:span text:style-name="T1">et les relations</text:span>.</text:p>
      <text:p text:style-name="P12">En plus de son travail au théâtre, Florian Zeller <text:span text:style-name="T1">a été un écrivain</text:span> publiant des romans qui ont également été bien reçus par la critique.</text:p>
      <text:p text:style-name="P12"><text:span text:style-name="T1">I</text:span>l a reçut de nombreux prix prestigieux dont plusieurs Molières et le Prix Interallié pour son roman "La Fascination du pire". Sa capacité à explorer les nuances de la psychologie humaine et à captiver le public avec des intrigues complexes a fait de lui un auteur majeur de sa génération, et son travail continue d'influencer le théâtre et la littérature en France et au-delà.</text:p>
      <text:p text:style-name="P12"><text:tab/></text:p>
      <text:p text:style-name="P12"/>
      <text:p text:style-name="P12"/>
      <text:p text:style-name="P13"/>
      <text:p text:style-name="P13"/>
      <text:p text:style-name="P16"><text:span text:style-name="T10">Développement</text:span>.</text:p>
      <text:p text:style-name="P15"/>
      <text:p text:style-name="P13">Nous allons nous demandez en quoi les crises présentes dans l’oeuvre sont spectaculaires.</text:p>
      <text:p text:style-name="P12"/>
      <text:p text:style-name="P19"><text:soft-page-break/><text:span text:style-name="T5">Premièrement, </text:span><text:span text:style-name="T6">cette œuvre présente des changements soudains d’émotion, en effet on <text:s/>constate ce changement <text:s/>d’émotion brute chez Nicolas, une première fois dans la scène huit <text:s/>«</text:span><text:span text:style-name="T7"> </text:span><text:span text:style-name="T3">Tout a l’air joyeux. Soudain, Nicolas s’interrompt et ne bouge plus. […] Une tristesse intense semble l’envahir. </text:span><text:span text:style-name="T4">» cela n’as rien d’ordinaire et vas profondément perturbé Pierre et Sofia ce qui vas contribuer à instauré un doute et de l’incompréhension qui vont accentué les crises par la suite, en effet, Pierre vas se sentir de plus en plus désemparé car lorsqu’il arrive enfin à faire rire Nicolas, celui ci finis par réagir de cette façon. Enfin on retrouve ce changement brusque d’émotion dans la tragique scène 16 où on retrouve un Nicolas qui semble guérit de sa dépression, réconcilier avec lui-même et ses parents, qui, après leur avoir préparé à mangé et parler avec sourire et bonne humeur vas s’éclipser dans la salle de bain pour subitement mettre fin à ses jours. </text:span></text:p>
      <text:p text:style-name="P19"/>
      <text:p text:style-name="P18"><text:span text:style-name="T5">Ensuite, </text:span><text:span text:style-name="T6">la tension monte toujours de manière progressive pour atteindre sont apogée et </text:span><text:span text:style-name="T8">finir par exploser, on retrouve cela dans deux scène principalement, premièrement dans la scène 12 où Pierre commence par parler calmement à Nicolas de ses absences au lycée, la tension monte au fil des révélation. En effet le père est dans l’incompréhension et la demande d’explication face à l’attitude de son fils qui est suivie d’une confession de Nicolas et d’accusations envers son père «je n’arrive pas à vivre», «c’est de t’as </text:span><text:soft-page-break/><text:span text:style-name="T8">faute» ce qui vas rendre Pierre stupéfait et peu à peu perdre le contrôle ce qui amènera la scène à une tension maximal car la lutte passera d’une lutte verbale à physique. On constatera aussi plus tard un schéma très similaire dans la scène 15 ou la tension vas montée au fur et à mesure de la scène et l’infirmier vas hausser fortement le ton et finir par en venir à user de sa force pour faire sortir un Nicolas désespéré de la salle.</text:span></text:p>
      <text:p text:style-name="P11"/>
      <text:p text:style-name="P11">Enfin, <text:span text:style-name="T2">le prise de parole est souvent saccagé, on retrouve cette élocution saccagé en particulier dans la scène 15, </text:span><text:span text:style-name="T9">où on assiste à une discussion entre le docteur, Pierre, Anne et Nicolas. Lors de cette conversation Nicolas vas se mettre à couper la parole du docteur et à crier des très brèves phrases d’appelle à l’aide tel que ‘A l’aide !’ou ‘Papa !, Maman !’ tandis que dans le même temps le docteur insiste pour que celui ci continue le traitement. Les répliques courtes et puissantes de Nicolas contraste avec la prise de parole qui se veut calme du docteur et viennent amplifier la crise que Nicolas laisse paraître d’une manière spectaculaire.</text:span></text:p>
      <text:p text:style-name="P11"/>
      <text:p text:style-name="P11">En conclusion, "Le Fils" de Florian Zeller est une œuvre qui met en scène des crises personnelles et familiales de manière spectaculaire, en utilisant des changements d'émotion soudains, une tension croissante et une prise de parole saccagée plonge<text:span text:style-name="T9">ant le spectateur dans l’oeuvre avec captivation et émotion.</text:span></text:p>
      <text:p text:style-name="P10"/>
      <text:p text:style-name="P9"><text:soft-page-break/></text:p>
      <text:p text:style-name="P17">Mise en scène.</text:p>
      <text:p text:style-name="P16">Scène 17.</text:p>
      <text:p text:style-name="P8"/>
      <text:p text:style-name="P7"/>
      <text:p text:style-name="P5">La scène s’ouvre sur un plateau éclairé par des lumières chaudes et tamisées qui éclaires le plateau de façon uniforme pour <text:span text:style-name="T13">lui </text:span>donner un aspect réconfortant <text:span text:style-name="T14">ce qui vas mettre le spectateur à l’aise pour le soulager de la scène précédente (même si ce soulagement vas être de courte durée)</text:span>. Côté jardin on trouve un grand canapé droit orienté en direction du milieu du publique, côté cour on trouve un petit meuble sur lequel est disposé une vieille photo de Nicolas <text:span text:style-name="T14">vers l’âge de ses 16 ans</text:span>. On entend jouer « it’s juste a burning memory » composé par William Basinski, la musique est assez forte pour être entendu par tout le publique mais ne doit pas obstruer le discours des comédiens pour autant, <text:span text:style-name="T14">cette musique me parait particulièrement pertinente en raison de son aspect réconfortant et de la tournure qu’elle vas prendre à la fin de la scène, de plus, la musique de William Basinski a été composé pour décrire le mal que ressentent les personnes atteintes de maladie mentales ce qui fait grandement sens pour la pièce</text:span>. La façade arrière du plateau est recouverte par un drap blanc tendu au quatre extrémités, celui ci est éclairé de l’intérieure par un grand projecteur (ceci vas servir à créer un effet durant toute la partie de la scène ou Pierre est perdu dans ses pensées). Pierre se tient debout au milieu du <text:soft-page-break/>plateau, il est vêtu d’un costard comme à son habitude mais ne porte pas de cravate et est parfaitement rasé, il a une mine souriante et vas se comporter de manière heureuse et fière durant toute la première partie de la scène, <text:span text:style-name="T14">il faut conforter les spectateurs dans l’idée que la pièce se termine bien</text:span>.</text:p>
      <text:p text:style-name="P5"/>
      <text:p text:style-name="P5">[Ligne 1 à 17]</text:p>
      <text:p text:style-name="P5">Pour ce passage Sophia doit être habillé d’une longue robe, peut importe la couleur car on ne la verra pas, elle portera aussi des longues boucles d’oreilles.</text:p>
      <text:p text:style-name="P5">Sophia apparaît derrière le drap entre le projecteur et le drap ce qui, projette parfaitement son ombre sur le drap. Elle y restera jusqu’à la ligne 17. Elle parle d’une manière enjoué et pressé.</text:p>
      <text:p text:style-name="P5">Lorsque Pierre lui parlera il s’adressera à sa silhouette sur le drap, <text:span text:style-name="T14">cela vas créer un doute chez le spectateur et donné l’indice que le cadre spatio-temporelle actuelle n’est pas normal </text:span>.</text:p>
      <text:p text:style-name="P5"/>
      <text:p text:style-name="P5">[ligne 19]</text:p>
      <text:p text:style-name="P6">Sophia retourne en coulisse et Pierre qui semble impatient regarde sa montre. En coulisse ont toque à <text:span text:style-name="T14">une porte à jardin</text:span>, Pierre fait signe de rentr<text:span text:style-name="T14">er en direction</text:span> <text:span text:style-name="T14">d</text:span>es coulisse <text:span text:style-name="T14">à jardin</text:span>, le comédiens de Nicolas adulte entre derrière le drap, un livre à la main, il est vêtu d’une chemise et d’un jean droit, la encore peut importe la couleur.</text:p>
      <text:p text:style-name="P5"/>
      <text:p text:style-name="P5"/>
      <text:p text:style-name="P5"><text:soft-page-break/>[Ligne 23 à 55]</text:p>
      <text:p text:style-name="P5">Là encore Pierre va s’adresser à la silhouette de Nicolas. Nicolas Parlera d’un ton posé et remplit de bonnes intentions tandis que <text:span text:style-name="T14">P</text:span>ierre parlera avec joie mais de manière beaucoup plus excitée, il reprend tout juste son souffle entre chaque phrase et contemple la silhouette de son fils avec passion et fierté. </text:p>
      <text:p text:style-name="P5"/>
      <text:p text:style-name="P4">[Ligne 56 à 74]</text:p>
      <text:p text:style-name="P4">Nicolas prend une voix très calme et chaleureuse, Pierre lui l’écoute et lui répond avec beaucoup d’intérêt </text:p>
      <text:p text:style-name="P4"/>
      <text:p text:style-name="P4">[Ligne 75]</text:p>
      <text:p text:style-name="P4">Nicolas tend un livre <text:span text:style-name="T14">à</text:span> Pierre qui ne l’attrape pas (le drap l’en empêchant de toute façon) mais fait comme si il l’avait en main ce qui devrait commencer à créer une confusion chez le spectateur.</text:p>
      <text:p text:style-name="P4"/>
      <text:p text:style-name="P4">[Ligne 76 à 94]</text:p>
      <text:p text:style-name="P4">Pierre est remplit d’admiration et écoute Nicolas avec halène, celui ci parle d’un ton hésitant mais qui se veut toujours chaleureux.</text:p>
      <text:p text:style-name="P4"/>
      <text:p text:style-name="P4">[Ligne 95 à <text:span text:style-name="T11">110]</text:span></text:p>
      <text:p text:style-name="P3">Pierre à les larmes qui lui monte aux yeux, mais ce sont des larmes de bonheur, cependant il ne vas pas aller jusqu’au pleurs, Nicolas lui <text:span text:style-name="T14">s</text:span>e veut humble et <text:span text:style-name="T14">prend un ton </text:span>rieur à la ligne 101.</text:p>
      <text:p text:style-name="P3"/>
      <text:p text:style-name="P3"><text:soft-page-break/>Pour les deux répliques qui suivent la ligne 110, Nicolas et Pierre hausses le ton d’une voix <text:span text:style-name="T14">assurée</text:span>, Pierre vas même jusqu’à lever les bras en l’air en signe d’encouragement.</text:p>
      <text:p text:style-name="P3"/>
      <text:p text:style-name="P3">[Ligne 117 à 120]</text:p>
      <text:p text:style-name="P3">Les deux baisse le <text:span text:style-name="T12">ton</text:span> et prennent un<text:span text:style-name="T14">e</text:span> attitude posé, à la fin de la ligne 120 Nicolas quitte doucement le plat<text:span text:style-name="T12">eau</text:span>, <text:span text:style-name="T12">La musique change et passe à la phase trois d’« </text:span><text:span text:style-name="T14">E</text:span><text:span text:style-name="T12">verywhere at the end of times » </text:span><text:span text:style-name="T14">ce qui devrait plonger le public dans une sensation inconfortable.</text:span><text:span text:style-name="T12"> les projecteur s’éteigne petit à petit pour ne laisser qu’un seul projecteur braqué sur Pierre </text:span><text:span text:style-name="T14">afin de consacrer l’attention sur lui et de faire disparaître l’aspect chaleureux du plateau</text:span><text:span text:style-name="T12">, Le projecteur derrière le rideau s’éteint complètement.</text:span></text:p>
      <text:p text:style-name="P3"/>
      <text:p text:style-name="P2">[Ligne 121]</text:p>
      <text:p text:style-name="P2">Pierre ne bouge pas et garde le regard braqué vers les coulisse ou la silhouette de Nicolas a disparue, il est complètement immobile et ne fait pas <text:s/>un bruit, <text:span text:style-name="T14">on doit sentir qu’un choc vient de se produire chez lui</text:span>.</text:p>
      <text:p text:style-name="P2"/>
      <text:p text:style-name="P2">[Ligne 125]</text:p>
      <text:p text:style-name="P2">Sophia d’une voix pressé depuis les coulisses – « Pierre ? », inquiète « qu’est ce que tu fait ? ».</text:p>
      <text:p text:style-name="P2">Pierre ne réagit pas, toujours le regard fixe. « Pierre ? Tu parles tout seul ? »</text:p>
      <text:p text:style-name="P1">Pierre semble <text:span text:style-name="T14">enfin sortir de ses pensées</text:span> <text:span text:style-name="T14">et</text:span> éclate en sanglot, sa respiration est saccadé, il <text:soft-page-break/>peine à respirer, il est toujours debout mais sa main droite viens couvrir son visage. Sophia arrive sur la scène habillée d’une robe noir, elle ne porte pas de boucles d’oreilles, elle prend un ton inquiet. <text:span text:style-name="T14">Elle se précipite vers Pierre.</text:span></text:p>
      <text:p text:style-name="P1"/>
      <text:p text:style-name="P1">[Ligne 125 à 170]</text:p>
      <text:p text:style-name="P1">Sophia réconforte Pierre en le serrant dans ses bras, celui ci continue de pleurer et alterne entre les réponses tout<text:span text:style-name="T14">es</text:span> juste audibles et les réponses criantes et désespérées. Sophia prend le même ton réconfortant que pour calmer un bébé. <text:span text:style-name="T14">On doit sentir quel est impacté par l’état de Pierre</text:span></text:p>
      <text:p text:style-name="P1"/>
      <text:p text:style-name="P1">[Dernière ligne]</text:p>
      <text:p text:style-name="P1">Les projecteurs s’éteignent petit <text:s/>à petit, noir, on entend une dernière respiration de Pierre, la musique s’arrête, FI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Mono" svg:font-family="'Noto Sans Mono'" style:font-adornments="Bold" style:font-family-generic="swiss" style:font-pitch="fixed"/>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4T10:44:47.661778525</meta:creation-date>
    <dc:date>2023-11-07T16:10:56.615080985</dc:date>
    <meta:editing-duration>PT8H38M38S</meta:editing-duration>
    <meta:editing-cycles>12</meta:editing-cycles>
    <meta:generator>LibreOffice/7.4.7.2$Linux_X86_64 LibreOffice_project/40$Build-2</meta:generator>
    <meta:document-statistic meta:table-count="0" meta:image-count="0" meta:object-count="0" meta:page-count="8" meta:paragraph-count="44" meta:word-count="1617" meta:character-count="9351" meta:non-whitespace-character-count="7767"/>
  </office:meta>
</office:document-meta>
</file>